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text-properties officeooo:rsid="00e598cd" officeooo:paragraph-rsid="00ea0428"/>
    </style:style>
    <style:style style:name="P4" style:family="paragraph" style:parent-style-name="Text_20_body" style:list-style-name="L1">
      <style:text-properties officeooo:rsid="00e598cd" officeooo:paragraph-rsid="00ea0428"/>
    </style:style>
    <style:style style:name="P5" style:family="paragraph" style:parent-style-name="Text_20_body" style:list-style-name="L2">
      <style:text-properties officeooo:rsid="00e598cd" officeooo:paragraph-rsid="00ea0428"/>
    </style:style>
    <style:style style:name="P6" style:family="paragraph" style:parent-style-name="Text_20_body">
      <style:text-properties officeooo:rsid="00e598cd" officeooo:paragraph-rsid="00eb889c"/>
    </style:style>
    <style:style style:name="P7" style:family="paragraph" style:parent-style-name="Text_20_body" style:list-style-name="L3">
      <style:text-properties officeooo:rsid="00e598cd" officeooo:paragraph-rsid="00ea0428"/>
    </style:style>
    <style:style style:name="P8" style:family="paragraph" style:parent-style-name="Text_20_body" style:list-style-name="L4">
      <style:text-properties officeooo:rsid="00e598cd" officeooo:paragraph-rsid="00eb889c"/>
    </style:style>
    <style:style style:name="P9" style:family="paragraph" style:parent-style-name="Text_20_body">
      <style:text-properties officeooo:rsid="00e598cd" officeooo:paragraph-rsid="00f0fd6e"/>
    </style:style>
    <style:style style:name="P10" style:family="paragraph" style:parent-style-name="Text_20_body" style:list-style-name="L5">
      <style:text-properties officeooo:rsid="00e598cd" officeooo:paragraph-rsid="00ea0428"/>
    </style:style>
    <style:style style:name="P11" style:family="paragraph" style:parent-style-name="Text_20_body">
      <style:text-properties officeooo:rsid="00eb889c" officeooo:paragraph-rsid="00eb889c"/>
    </style:style>
    <style:style style:name="T1" style:family="text">
      <style:text-properties officeooo:rsid="00e91d1a"/>
    </style:style>
    <style:style style:name="T2" style:family="text">
      <style:text-properties officeooo:rsid="00eb889c"/>
    </style:style>
    <style:style style:name="T3" style:family="text">
      <style:text-properties officeooo:rsid="00ec2744"/>
    </style:style>
    <style:style style:name="T4" style:family="text">
      <style:text-properties officeooo:rsid="00ed8b68"/>
    </style:style>
    <style:style style:name="T5" style:family="text">
      <style:text-properties officeooo:rsid="00f0fd6e"/>
    </style:style>
    <style:style style:name="T6" style:family="text">
      <style:text-properties officeooo:rsid="00f114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1">190<text:span text:style-name="T1">916</text:span>, updated <text:span text:style-name="T1">16</text:span>.<text:span text:style-name="T1">9</text:span>.2019/pekka</text:p>
      <text:p text:style-name="P2">iocafe pins - interface to GPIO, ADC/DAC, PWM, etc. </text:p>
      <text:p text:style-name="P2"/>
      <text:p text:style-name="P2">COMPLETELY ON DRAFTING/PLANNING STAGE, NOT USEFUL.</text:p>
      <text:p text:style-name="P2"/>
      <text:p text:style-name="P2">Function of the "pins" <text:span text:style-name="T2">library </text:span>is to:</text:p>
      <text:list xml:id="list2953135481" text:style-name="L1">
        <text:list-item>
          <text:p text:style-name="P4">Provide an application with hardware independent access to GPIO, analogs, PWM, timers, etc.</text:p>
        </text:list-item>
        <text:list-item>
          <text:p text:style-name="P4">Provide subs to call forward hardware dependent IO library, like pigpio on Raspberry PI, HAL on STM32, IO simulation on PC and so forth.</text:p>
        </text:list-item>
        <text:list-item>
          <text:p text:style-name="P4">Define hardware pin configuration in such way that it needs to be written only once, and is then available from C code, memory maps and in documentation.</text:p>
        </text:list-item>
      </text:list>
      <text:p text:style-name="P2"/>
      <text:p text:style-name="P2">Some <text:span text:style-name="T6">taughts</text:span></text:p>
      <text:list xml:id="list3966215187" text:style-name="L2">
        <text:list-item>
          <text:p text:style-name="P5">Hardware <text:span text:style-name="T2">specific</text:span> IO headers are not included in application (except when there is need to bypass "pins").</text:p>
        </text:list-item>
        <text:list-item>
          <text:p text:style-name="P5"><text:span text:style-name="T2">Hardware addresses, etc. need to be mapped to application at some point. This could be simply written as one C file. But we write it as JSON and then generate the C file automatically by Python script. This enable using the PIN information to automate documentation, IOCOM memory mapping, etc. </text:span></text:p>
        </text:list-item>
      </text:list>
      <text:h text:style-name="Heading_20_2" text:outline-level="2">JSON configuration</text:h>
      <text:p text:style-name="P9"><text:span text:style-name="T5">W</text:span>e write <text:span text:style-name="T5">device’s hardware configuration </text:span>as JSON and then generate the C file automatically by Python. Simple case: WORK_LIGHT binary output turns on the lights. </text:p>
      <text:list xml:id="list2686032033" text:style-name="L3">
        <text:list-item>
          <text:p text:style-name="P7">Hardware identifies the WORK_LIGHT by one or more parameters. This can be plain address, or bank number and pin within bank. Then we may have some parameters related to IO item. Hard to think what these would be for binary output, but already for binary input LIGHT_SWITCH these could be sensing speed to filter out very short pulses, etc. For analog <text:span text:style-name="T4">input</text:span>, PWMs, etc, there can be a lot of parameters.</text:p>
        </text:list-item>
        <text:list-item>
          <text:p text:style-name="P7">So one pin, or more generally IO item, can be configured by NAME, TYPE and set of parameters. For example: <text:s text:c="4"/>WORK_LIGHT BOUT BANK=1 ADDR=3, <text:s/>LIGHT_SWITCH BIN BANK=4 ADDR=2 SPEED=3</text:p>
        </text:list-item>
        <text:list-item>
          <text:p text:style-name="P7">This would define names, types and <text:span text:style-name="T3">addresses.</text:span> Some parameters can be changed while the code runs, like speed.</text:p>
        </text:list-item>
        <text:list-item>
          <text:p text:style-name="P7">Since this is hardware dependent definition, we can get by with assumption that name is a string</text:p>
        </text:list-item>
        <text:list-item>
          <text:p text:style-name="P7">Type is one of list BOUT, BIN, AOUT, AIN, PWM...</text:p>
        </text:list-item>
        <text:list-item>
          <text:p text:style-name="P7">Parameter name is on in the list BANK, ADDR, SPEED...</text:p>
        </text:list-item>
        <text:list-item>
          <text:p text:style-name="P7">Parameter values are always integers</text:p>
        </text:list-item>
      </text:list>
      <text:h text:style-name="Heading_20_2" text:outline-level="2">Generating C source and header files from JSON</text:h>
      <text:p text:style-name="P2">From this JSON file, let's call this alice.json, we can automatically generate a C header and code files, which contain this info, for example alice.h:</text:p>
      <text:p text:style-name="P2"/>
      <text:p text:style-name="P2"><text:soft-page-break/>extern const Pin alice_WORK_LIGHT;</text:p>
      <text:p text:style-name="P2">extern const Pin alice_LIGHT_SWITCH;</text:p>
      <text:p text:style-name="P2">extern const Pin alice_GARAGE_DOOR_SWITCH;</text:p>
      <text:p text:style-name="P2"/>
      <text:p text:style-name="P2">And in C file</text:p>
      <text:p text:style-name="P2"/>
      <text:p text:style-name="P2">/* Parameters for pins, do not use const, these can be modified.</text:p>
      <text:p text:style-name="P2"><text:s/>*/</text:p>
      <text:p text:style-name="P2">static os_short alice_prm_LIGHT_SWITCH[] = {PIN_SPEED, 3};</text:p>
      <text:p text:style-name="P2">static os_short alice_prm_GARAGE_DOOR_SWITCH[] = {PIN_SPEED, 5, PIN_DELAY, 1};</text:p>
      <text:p text:style-name="P2"/>
      <text:p text:style-name="P2">/* Parameters for pins, do not use const, these can be modified.</text:p>
      <text:p text:style-name="P2"><text:s/>*/</text:p>
      <text:p text:style-name="P2">const Pin alice_WORK_LIGHT = {"WORK_LIGHT", PIN_BOUT, 5|(3 &lt;&lt; 8), OS_NULL, 0);</text:p>
      <text:p text:style-name="P2">const Pin alice_LIGHT_SWITCH = {"LIGHT_SWITCH", PIN_BIN, 4|(2 &lt;&lt; 8), alice_prm_LIGHT_SWITCH, sizeof(alice_prm_LIGHT_SWITCH)/sizeof(os_short));</text:p>
      <text:p text:style-name="P2">const Pin alice_GARAGE_DOOR_SWITCH = {"GARAGE_DOOR_SWITCH", PIN_BIN, 4|(7 &lt;&lt; 2), alice_GARAGE_DOOR_SWITCH, sizeof(alice_prm_GARAGE_DOOR_SWITCH)/sizeof(os_short));</text:p>
      <text:p text:style-name="P2"/>
      <text:list xml:id="list3236423389" text:style-name="L5">
        <text:list-item>
          <text:p text:style-name="P10">Bank and pin address are encoded as sigle integer. Bank number 0 means that bank is not used, bank 1 translates to as text to "BANK A", bank 2 to "BANK B"...</text:p>
        </text:list-item>
        <text:list-item>
          <text:p text:style-name="P10">I prefix everything with some version of "pin" <text:span text:style-name="T6">or board name</text:span>, this is to avoid using global symbols which have been already used by some other library, etc, in the same binary.</text:p>
        </text:list-item>
      </text:list>
      <text:p text:style-name="P2"/>
      <text:p text:style-name="P2">Then we needs a normal header file in pins library, like "pin_defs.h":</text:p>
      <text:p text:style-name="P2"/>
      <text:p text:style-name="P2">typedef enum</text:p>
      <text:p text:style-name="P2">{</text:p>
      <text:p text:style-name="P2"><text:s text:c="4"/>PIN_BIN,</text:p>
      <text:p text:style-name="P2"><text:s text:c="4"/>PIN_BOUT,</text:p>
      <text:p text:style-name="P2"><text:s text:c="4"/>PIN_AIN,</text:p>
      <text:p text:style-name="P2"><text:s text:c="4"/>PIN_AOUT,</text:p>
      <text:p text:style-name="P2"><text:s text:c="4"/>PIN_PWM,</text:p>
      <text:p text:style-name="P2"><text:s text:c="4"/>PIN_TIMER,</text:p>
      <text:p text:style-name="P2">...</text:p>
      <text:p text:style-name="P2">}</text:p>
      <text:p text:style-name="P2">pinType;</text:p>
      <text:p text:style-name="P2"/>
      <text:p text:style-name="P2">typedef enum</text:p>
      <text:p text:style-name="P2">{</text:p>
      <text:p text:style-name="P2"><text:s text:c="4"/>PIN_BANK,</text:p>
      <text:p text:style-name="P2"><text:s text:c="4"/>PIN_ADDR,</text:p>
      <text:p text:style-name="P2"><text:s text:c="4"/>PIN_SPEED,</text:p>
      <text:p text:style-name="P2"><text:s text:c="4"/>PIN_GROUP,</text:p>
      <text:p text:style-name="P2">...</text:p>
      <text:p text:style-name="P2"><text:soft-page-break/>}</text:p>
      <text:p text:style-name="P2">pinPrm;</text:p>
      <text:p text:style-name="P2"/>
      <text:p text:style-name="P2">typedef struct Pin</text:p>
      <text:p text:style-name="P2">{</text:p>
      <text:p text:style-name="P2"><text:s text:c="4"/>os_char *name;</text:p>
      <text:p text:style-name="P2"><text:s text:c="4"/>pinType type;</text:p>
      <text:p text:style-name="P2"><text:s text:c="4"/>os_int codedaddr; /* Bank number and addres shifted left by 8 bits </text:p>
      <text:p text:style-name="P2"/>
      <text:p text:style-name="P2"><text:s text:c="4"/>os_short *prm</text:p>
      <text:p text:style-name="P2"><text:s text:c="4"/>os_char n_prm;</text:p>
      <text:p text:style-name="P2"/>
      <text:p text:style-name="P2"><text:s text:c="4"/>struct Pin *group_next;</text:p>
      <text:p text:style-name="P2"><text:s text:c="4"/>struct Pin *board_next;</text:p>
      <text:p text:style-name="P2">}</text:p>
      <text:p text:style-name="P2">Pin;</text:p>
      <text:p text:style-name="P2"/>
      <text:p text:style-name="P2">There is group_next and board_next. Often is handy to loop trough all pins, like when making memory map for IO com. Or reading group of inputs with one command. To facilitate this we can group pins together. Pins with same PIN_GROUP number set go generate linked list and all pins of IO board a second linked list.</text:p>
      <text:p text:style-name="P2"/>
      <text:p text:style-name="P2">These appear in automatically generated .h file as:</text:p>
      <text:p text:style-name="P2"/>
      <text:p text:style-name="P2">extern const Pin *alice_pins; <text:s/>Pointer to first pin of alice board. We can loop trough pins by following board_next pointers.</text:p>
      <text:p text:style-name="P2">extern const Pin *alice_group_1_pins; <text:s/>Pointer to first pin of group 1 on alice board. We can loop trough pins by following group_next pointers.</text:p>
      <text:p text:style-name="P2"/>
      <text:h text:style-name="Heading_20_2" text:outline-level="2"><text:span text:style-name="T2">Pins library f</text:span>unctions</text:h>
      <text:list xml:id="list3920850539" text:style-name="L4">
        <text:list-item>
          <text:p text:style-name="P8">pin_set(Pin *pin, os_int state); Set pin state</text:p>
        </text:list-item>
        <text:list-item>
          <text:p text:style-name="P8">os_int pin_bin_get(Pin *pin); Get pin state</text:p>
        </text:list-item>
        <text:list-item>
          <text:p text:style-name="P8">pin_set_prm(Pin *pin, pinPrmEnum prm, os_int value); Modify IO pin parameter</text:p>
        </text:list-item>
        <text:list-item>
          <text:p text:style-name="P8">os_int pin_get_prm(Pin *pin, pinPrmEnum prm); Get value of IO pin parmeter</text:p>
        </text:list-item>
        <text:list-item>
          <text:p text:style-name="P8">pin_get_info(Pin *pin, os_int flags, os_char *buf, os_memsz buf_sz); Get info in printable for according to flags</text:p>
        </text:list-item>
      </text:list>
      <text:p text:style-name="P6"/>
      <text:p text:style-name="P2"/>
      <text:p text:style-name="P2">COMPLETELY ON DRAFTING STAGE, NOT USEFU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6T02:43:18.629816926</dc:date>
    <meta:editing-duration>P2DT3H36M32S</meta:editing-duration>
    <meta:editing-cycles>200</meta:editing-cycles>
    <meta:generator>LibreOffice/6.2.4.2$Linux_X86_64 LibreOffice_project/20$Build-2</meta:generator>
    <meta:document-statistic meta:table-count="0" meta:image-count="0" meta:object-count="0" meta:page-count="3" meta:paragraph-count="80" meta:word-count="784" meta:character-count="4922" meta:non-whitespace-character-count="4156"/>
  </office:meta>
</office:document-meta>
</file>